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6">
      <style:text-properties fo:font-style="normal" style:font-style-asian="normal" style:font-style-complex="normal"/>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3"/>
    <style:style style:name="P13" style:family="paragraph" style:parent-style-name="Text_20_body" style:list-style-name="L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b."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b."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b." style:num-format="1" text:start-value="1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c."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c." style:num-format="1" text:start-value="1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for Pandemic with the On The Brink expansion</text:h>
      <text:p text:style-name="Text_20_body"/>
      <text:list xml:id="list203464969" text:style-name="L1">
        <text:list-item>
          <text:p text:style-name="P1">Place the board in the centre of the table within easy reach of all the players</text:p>
        </text:list-item>
      </text:list>
      <text:list xml:id="list2058799814" text:style-name="L10">
        <text:list-item>
          <text:p text:style-name="P10"><text:span text:style-name="Bio-Terrorist_20_challenge">If you are playing the Bio-Terrorist challenge, select a player to play the Bio-Terrorist and hand him or her the Bio-Terrorist Role card, the black pawn the Location Pad, and a pencil. <text:s/>The black pawn is off the board at the start of the game.</text:span></text:p>
        </text:list-item>
      </text:list>
      <text:list xml:id="list652442979" text:continue-list="list203464969" text:style-name="L1">
        <text:list-item>
          <text:p text:style-name="P1">Shuffle the role cards and deal 1 to each player, <text:span text:style-name="Bio-Terrorist_20_challenge">except for the Bio-Terrorist, if you are playing the Bio-Terrorist challenge</text:span>. <text:s/>Each of those players takes their corresponding pawn and puts it in Atlanta. <text:s/>Put excess Role cards and pawns (if any) back into the box.</text:p>
        </text:list-item>
        <text:list-item>
          <text:p text:style-name="P1">Place 1 Research Station in Atlanta, and place the others near the side of the board.</text:p>
        </text:list-item>
        <text:list-item>
          <text:p text:style-name="P1">Put the Outbreaks Marker on the "0" space of the Outbreaks Indicator, the Infection Rate Marker on the first space of the Infection Rate Track (marked "2") and the 4 Cure Markers near the Cures Discovered area of the board. <text:s/><text:span text:style-name="Mutation_20_challenge">If you are playing the Mutation or </text:span><text:span text:style-name="Bio-Terrorist_20_challenge">Bio-Terrorist</text:span><text:span text:style-name="Mutation_20_challenge"> challenge, add the Purple Disease Status tile to the board above the Cures Discovered area, and put the purple Cure Token with the other four tokens.</text:span></text:p>
        </text:list-item>
        <text:list-item>
          <text:p text:style-name="P1">Separate the disease cubes by color and place them near the board in four separate piles. <text:s/><text:span text:style-name="Mutation_20_challenge">If you are playing the Mutation or </text:span><text:span text:style-name="Bio-Terrorist_20_challenge">Bio-Terrorist</text:span><text:span text:style-name="Mutation_20_challenge"> challenge, also put the 12 purple disease cubes near the board.</text:span></text:p>
        </text:list-item>
        <text:list-item>
          <text:p text:style-name="P1">Pull all the Epidemic, Special Event and Mutation Event cards out of the Player card deck and set them aside for now. <text:s/>(There should only be city cards left in the Player card deck.)</text:p>
        </text:list-item>
        <text:list-item>
          <text:p text:style-name="P1">Add 2 special event cards per player to the Player card deck. <text:span text:style-name="Bio-Terrorist_20_challenge">(The Bio-Terrorist counts as a player for this purpose (only).)</text:span> <text:s/>Put the unused special event cards back in the box without looking at them. <text:s/>Shuffle the Player cards (with the blue backs) and deal them to the players <text:s/>face down <text:span text:style-name="Bio-Terrorist_20_challenge">(except for the Bio-Terrorist)</text:span>:</text:p>
        </text:list-item>
      </text:list>
      <text:list xml:id="list261991553" text:style-name="L5">
        <text:list-item>
          <text:p text:style-name="P4"><text:span text:style-name="T3">5</text:span><text:span text:style-name="T2"> player game:</text:span> <text:span text:style-name="T1">2</text:span> cards each</text:p>
        </text:list-item>
        <text:list-item>
          <text:p text:style-name="P4"><text:span text:style-name="T3">4</text:span><text:span text:style-name="T2"> player game:</text:span> <text:span text:style-name="T1">2</text:span> cards each</text:p>
        </text:list-item>
        <text:list-item>
          <text:p text:style-name="P4"><text:span text:style-name="T3">3</text:span><text:span text:style-name="T2"> player game:</text:span> <text:span text:style-name="T1">3</text:span> cards each</text:p>
        </text:list-item>
        <text:list-item>
          <text:p text:style-name="P4"><text:span text:style-name="T3">2</text:span><text:span text:style-name="T2"> player game:</text:span> <text:span text:style-name="T1">4</text:span> cards each</text:p>
        </text:list-item>
        <text:list-item>
          <text:p text:style-name="P4"><text:span text:style-name="T3">1</text:span><text:span text:style-name="T2"> Bio-Terrorist and </text:span><text:span text:style-name="T3">2</text:span><text:span text:style-name="T2"> other players:</text:span> <text:span text:style-name="T1">4</text:span> cards each</text:p>
        </text:list-item>
        <text:list-item>
          <text:p text:style-name="P4"><text:span text:style-name="T3">1</text:span><text:span text:style-name="T2"> Bio-Terrorist and </text:span><text:span text:style-name="T3">3</text:span><text:span text:style-name="T2"> other players:</text:span> <text:span text:style-name="T1">3</text:span> cards each</text:p>
        </text:list-item>
      </text:list>
      <text:list xml:id="list1826053343" text:style-name="L8">
        <text:list-item>
          <text:p text:style-name="P8"><text:span text:style-name="Mutation_20_challenge">If you are playing the Mutation challenge, shuffle the three Mutation Event cards into the Player deck.</text:span> </text:p>
        </text:list-item>
      </text:list>
      <text:list xml:id="list2141999498" text:style-name="L2">
        <text:list-item>
          <text:p text:style-name="P2">Divide the remaining Player cards into a number of piles according to how difficult you'd like to make the game. <text:s/>Make the piles as equal in size as is possible.</text:p>
        </text:list-item>
      </text:list>
      <text:list xml:id="list1416052785" text:style-name="L3">
        <text:list-item>
          <text:p text:style-name="P3">For the <text:span text:style-name="T1">Introductory Game</text:span>, divide the cards into <text:span text:style-name="T1">4</text:span> piles. <text:s/><text:span text:style-name="T2">(Use this option if this is your first game.)</text:span> </text:p>
        </text:list-item>
        <text:list-item>
          <text:p text:style-name="P3">For the <text:span text:style-name="T1">Normal Game</text:span>, divide the cards into <text:span text:style-name="T1">5</text:span> piles.</text:p>
        </text:list-item>
        <text:list-item>
          <text:p text:style-name="P3">For the <text:span text:style-name="T1">Heroic Game</text:span>, divide the cards into <text:span text:style-name="T1">6</text:span> piles. <text:s/><text:span text:style-name="T2">(Once you've mastered the Normal Game.)</text:span></text:p>
        </text:list-item>
        <text:list-item>
          <text:p text:style-name="P3"><text:span text:style-name="T4">For the </text:span><text:span text:style-name="T5">Legendary Game</text:span><text:span text:style-name="T4">, divide the cards into </text:span><text:span text:style-name="T5">7</text:span><text:span text:style-name="T4"> piles.</text:span></text:p>
          <text:p text:style-name="P13"><text:span text:style-name="T4"/></text:p>
        </text:list-item>
      </text:list>
      <text:list xml:id="list1406319541" text:style-name="L6">
        <text:list-item>
          <text:p text:style-name="P5">If you are not playing the Virulent Strain challenge, shuffle an Epidemic card into each pile. <text:s/><text:span text:style-name="Virulent_20_Strain_20_challenge">If you are playing the Virulent Strain challenge, instead shuffle one Virulent Strain Epidemic card into each pile, and put any remaining Virulent Strain Epidemic cards back into the box without looking at them.</text:span> <text:s/>Stack the piles on top of each other to form the Player Draw Pile. <text:s/>(If the piles aren't exactly the same size, stack them so that the larger piles are above the smaller piles.) <text:s/>Put any excess Epidemic cards back into the box.</text:p>
        </text:list-item>
        <text:list-item>
          <text:p text:style-name="P6">Shuffle the Infection cards (with the green backs) and place them face down on the board to form the Infection Draw Pile.</text:p>
        </text:list-item>
        <text:list-item>
          <text:p text:style-name="P6">Put the initial disease cubes on the board:</text:p>
        </text:list-item>
      </text:list>
      <text:list xml:id="list854451092" text:style-name="L7">
        <text:list-item>
          <text:p text:style-name="P7">Draw 3 cards from the Infection Draw Pile and place them face up into the Infection Discard Pile. <text:s/>For each card drawn, add <text:span text:style-name="T1">3</text:span> cubes (of the color of the card) to each pictured city.</text:p>
        </text:list-item>
        <text:list-item>
          <text:p text:style-name="P7">Draw 3 more cards and do the same thing as above, but add <text:span text:style-name="T1">2</text:span> cubes to each pictured city.</text:p>
        </text:list-item>
        <text:list-item>
          <text:p text:style-name="P7">Draw 3 final cards and do the same as above, but add <text:span text:style-name="T1">1</text:span> cube to each city.</text:p>
        </text:list-item>
      </text:list>
      <text:list xml:id="list763743098" text:style-name="L11">
        <text:list-item>
          <text:p text:style-name="P11"><text:span text:style-name="Mutation_20_challenge">If you are playing the Mutation challenge, put the two Mutation cards on top of the Infection </text:span><text:span text:style-name="Mutation_20_challenge"><text:span text:style-name="T1">Discard</text:span></text:span><text:span text:style-name="Mutation_20_challenge"> Pile.</text:span></text:p>
        </text:list-item>
      </text:list>
      <text:list xml:id="list551312594" text:style-name="L13">
        <text:list-item>
          <text:p text:style-name="P12"><text:span text:style-name="Bio-Terrorist_20_challenge">If you are playing the Bio-Terrorist challenge, deal 2 </text:span><text:span text:style-name="Bio-Terrorist_20_challenge"><text:span text:style-name="T1">Infection</text:span></text:span><text:span text:style-name="Bio-Terrorist_20_challenge"> cards face down from the Infection Draw Pile to the Bio-Terrorist. <text:s/>(The Bio-Terrorist player draws and uses only Infection cards, </text:span><text:span text:style-name="Bio-Terrorist_20_challenge"><text:span text:style-name="T1">not</text:span></text:span><text:span text:style-name="Bio-Terrorist_20_challenge"> Player cards.)</text:span></text:p>
        </text:list-item>
      </text:list>
      <text:list xml:id="list266891097" text:style-name="L9">
        <text:list-item>
          <text:p text:style-name="P9">Choose the player to go first – the player <text:span text:style-name="Bio-Terrorist_20_challenge">(other than the Bio-Terrorist)</text:span> who has most recently been sick goes first.</text:p>
        </text:list-item>
        <text:list-item>
          <text:p text:style-name="P9"><text:span text:style-name="Bio-Terrorist_20_challenge">The Bio-Terrorist looks at his or her cards in hand and decides which city he or she will begin the game in. <text:s/>It can be any city on the board. <text:s/>Once he has decided, he or she secretly writes the city name in the "Starting City" space of his Location She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rulent_20_Strain_20_challenge" style:display-name="Virulent Strain challenge" style:family="text">
      <style:text-properties fo:color="#663300" fo:font-style="normal" fo:background-color="transparent" style:font-size-asian="10.5pt" style:font-style-asian="normal" style:font-weight-asian="normal" style:font-style-complex="normal"/>
    </style:style>
    <style:style style:name="Mutation_20_challenge" style:display-name="Mutation challenge" style:family="text">
      <style:text-properties fo:color="#800080" fo:background-color="transparent" style:font-size-asian="10.5pt" style:font-weight-asian="normal"/>
    </style:style>
    <style:style style:name="Bio-Terrorist_20_challenge" style:display-name="Bio-Terrorist challenge" style:family="text" style:parent-style-name="Mutation_20_challenge">
      <style:text-properties fo:color="#00ae00" fo:background-color="transpar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Longair</meta:initial-creator>
    <meta:creation-date>2011-08-04T11:27:37</meta:creation-date>
    <dc:date>2011-08-04T13:12:57</dc:date>
    <dc:creator>Mark Longair</dc:creator>
    <meta:editing-duration>PT1H45M24S</meta:editing-duration>
    <meta:editing-cycles>6</meta:editing-cycles>
    <meta:generator>LibreOffice/3.3$Linux LibreOffice_project/330m19$Build-202</meta:generator>
    <meta:printed-by>Mark Longair</meta:printed-by>
    <meta:print-date>2011-08-04T13:05:14</meta:print-date>
    <meta:document-statistic meta:table-count="0" meta:image-count="0" meta:object-count="0" meta:page-count="2" meta:paragraph-count="31" meta:word-count="823" meta:character-count="4421"/>
  </office:meta>
</office:document-meta>
</file>